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2361d6d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57f6a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officeooo:rsid="000a14f6"/>
    </style:style>
    <style:style style:name="T35" style:family="text">
      <style:text-properties officeooo:rsid="005714b7"/>
    </style:style>
    <style:style style:name="T36" style:family="text">
      <style:text-properties officeooo:rsid="00880dbe"/>
    </style:style>
    <style:style style:name="T37" style:family="text">
      <style:text-properties officeooo:rsid="007c6d62"/>
    </style:style>
    <style:style style:name="T38" style:family="text">
      <style:text-properties officeooo:rsid="01c4f176"/>
    </style:style>
    <style:style style:name="T39" style:family="text">
      <style:text-properties officeooo:rsid="03b4652d"/>
    </style:style>
    <style:style style:name="T40" style:family="text">
      <style:text-properties officeooo:rsid="04b50477"/>
    </style:style>
    <style:style style:name="T41" style:family="text">
      <style:text-properties officeooo:rsid="0473a949"/>
    </style:style>
    <style:style style:name="T42" style:family="text">
      <style:text-properties officeooo:rsid="0387836c"/>
    </style:style>
    <style:style style:name="T43" style:family="text">
      <style:text-properties officeooo:rsid="0003a8b9"/>
    </style:style>
    <style:style style:name="T44" style:family="text">
      <style:text-properties officeooo:rsid="01dff054"/>
    </style:style>
    <style:style style:name="T45" style:family="text">
      <style:text-properties officeooo:rsid="023c6ef8"/>
    </style:style>
    <style:style style:name="T46" style:family="text">
      <style:text-properties officeooo:rsid="023d2c84"/>
    </style:style>
    <style:style style:name="T47" style:family="text">
      <style:text-properties officeooo:rsid="023d86f1"/>
    </style:style>
    <style:style style:name="T48" style:family="text">
      <style:text-properties officeooo:rsid="023e4245"/>
    </style:style>
    <style:style style:name="T49" style:family="text">
      <style:text-properties style:font-name="EB Garamond 12 All SC"/>
    </style:style>
    <style:style style:name="T50" style:family="text">
      <style:text-properties style:font-name="EB Garamond 12 All SC" officeooo:rsid="055cbe0b"/>
    </style:style>
    <style:style style:name="T51" style:family="text">
      <style:text-properties officeooo:rsid="024586dc"/>
    </style:style>
    <style:style style:name="T52" style:family="text">
      <style:text-properties officeooo:rsid="02401e75"/>
    </style:style>
    <style:style style:name="T53" style:family="text">
      <style:text-properties officeooo:rsid="0245bf04"/>
    </style:style>
    <style:style style:name="T54" style:family="text">
      <style:text-properties officeooo:rsid="02466572"/>
    </style:style>
    <style:style style:name="T55" style:family="text">
      <style:text-properties officeooo:rsid="024700b6"/>
    </style:style>
    <style:style style:name="T56" style:family="text">
      <style:text-properties officeooo:rsid="024a2d97"/>
    </style:style>
    <style:style style:name="T57" style:family="text">
      <style:text-properties officeooo:rsid="024d1a04"/>
    </style:style>
    <style:style style:name="T58" style:family="text">
      <style:text-properties officeooo:rsid="024d6712"/>
    </style:style>
    <style:style style:name="T59" style:family="text">
      <style:text-properties officeooo:rsid="024dd5a4"/>
    </style:style>
    <style:style style:name="T60" style:family="text">
      <style:text-properties officeooo:rsid="02514054"/>
    </style:style>
    <style:style style:name="T61" style:family="text">
      <style:text-properties officeooo:rsid="0252e546"/>
    </style:style>
    <style:style style:name="T62" style:family="text">
      <style:text-properties officeooo:rsid="0253b4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38">Esser-</text:span>Skala, 201<text:span text:style-name="T38">9</text:span></text:p>
      <text:p text:style-name="P16"/>
      <text:p text:style-name="P16"/>
      <text:p text:style-name="P9">© 201<text:span text:style-name="T38">9</text:span> by Wolfgang <text:span text:style-name="T38">Esser-</text:span>Skala. This edition is licensed under the Creative Commons Attribution<text:span text:style-name="T36">-NonCommercial-ShareAlike</text:span> 4.0 International License. To view a copy of this license, visit http://creativecommons.org/licenses/by<text:span text:style-name="T37">-nc-sa</text:span>/4.0/. </text:p>
      <text:p text:style-name="P8"/>
      <text:p text:style-name="P10">Music engraving by LilyPond 2.18.0 (http://www.lilypond.org).<text:span text:style-name="T35"><text:line-break/>Front matter</text:span> typeset with EB Garamond (http://www.georgduffner.at/ebgaramond).</text:p>
      <text:p text:style-name="P16"/>
      <text:p text:style-name="P7">First <text:span text:style-name="T38">version</text:span>, <text:span text:style-name="T46">December</text:span> 201<text:span text:style-name="T38">9</text:span></text:p>
      <text:p text:style-name="P21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40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45">https://digital.staatsbibliothek-berlin.de/werkansicht/?PPN=PPN72904369X<text:line-break/><text:tab/></text:span>(siglum<text:span text:style-name="T41"> </text:span>Mus.<text:span text:style-name="T45">ms. 18711/1</text:span>)</text:p>
      <text:p text:style-name="P3"/>
      <text:p text:style-name="P2">In general, this edition closely follows the <text:span text:style-name="T42">manuscript</text:span>. Any changes <text:span text:style-name="T3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9"/>
      <text:p text:style-name="P2"/>
      <text:p text:style-name="P31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3">Abbreviations: Ms, manuscript;<text:span text:style-name="T45"> </text:span>org, organ; <text:span text:style-name="T44">r, rest; </text:span>vl, violin<text:span text:style-name="T44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4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6"/>
      <text:p text:style-name="P6"/>
      <text:p text:style-name="P6"><text:span text:style-name="T6">Salzburg, </text:span><text:span text:style-name="T14">December</text:span><text:span text:style-name="T6"> 201</text:span><text:span text:style-name="T7">9</text:span><text:line-break/>Wolfgang <text:span text:style-name="T39">Esser-</text:span>Skala</text:p>
      <text:p text:style-name="P22"><text:line-break/>C O N T E N T S</text:p>
      <text:p text:style-name="P18"/>
      <text:p text:style-name="P14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4"/>
      <text:p text:style-name="P14"/>
      <text:p text:style-name="P14"/>
      <text:p text:style-name="P20">p e r s o n e n <text:s text:c="2"/>d e s <text:s text:c="2"/>s t ü c k s <text:s text:c="2"/>s i n d :</text:p>
      <text:p text:style-name="P14"/>
      <text:p text:style-name="P15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5"/>
      <text:p text:style-name="P15"/>
      <text:p text:style-name="P13"><text:span text:style-name="T50">e</text:span><text:span text:style-name="T49"> r s t e r <text:s text:c="2"/>T H e i l</text:span></text:p>
      <text:p text:style-name="P11"/>
      <text:p text:style-name="P12">Act: 1</text:p>
      <text:p text:style-name="P11"/>
      <text:p text:style-name="P25">1<text:span text:style-name="T48">.1</text:span><text:tab/>Choral: Der Du voll Blut und Wunden<text:tab/>1<text:line-break/><text:line-break/><text:span text:style-name="T47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5"/>
      <text:p text:style-name="P25"/>
      <text:p text:style-name="P26"><text:span text:style-name="T52">1.2<text:tab/>Recitativ: Wohin eilt ganz Juda ſo früh?<text:tab/>1</text:span><text:span text:style-name="T17"><text:line-break/><text:line-break/></text:span><text:span text:style-name="T51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53">Blind-</text:span><text:span text:style-name="T18"><text:tab/>Weißeſt du nicht die Geſchichte dieſer Nacht?<text:line-break/></text:span><text:span text:style-name="T53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54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55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6"/>
      <text:p text:style-name="P26"/>
      <text:p text:style-name="P27"><text:span text:style-name="T55">1</text:span>.3 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7"/>
      <text:p text:style-name="P27"/>
      <text:p text:style-name="P28">1.4 Recitativ: Und darum verklagten ihn<text:span text:style-name="T57"> die Väter</text:span>?<text:tab/>1<text:span text:style-name="T22"><text:line-break/><text:line-break/></text:span><text:span text:style-name="T56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58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59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59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60">Judas</text:span><text:span text:style-name="T26"><text:tab/>Ha! Er leidet– weil ich ihn verrieth.</text:span></text:p>
      <text:p text:style-name="P28"/>
      <text:p text:style-name="P28"/>
      <text:p text:style-name="P29"><text:span text:style-name="T60">1.5 Aria: Wer faßt die Zahl<text:tab/>1</text:span><text:span text:style-name="T27"><text:line-break/><text:line-break/></text:span><text:span text:style-name="T61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9"/>
      <text:p text:style-name="P29"/>
      <text:p text:style-name="P30"><text:span text:style-name="T62">1</text:span>.6 Recitativ: 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2T19:16:50.503502518</dc:date>
    <dc:creator>Wolfgang Skala</dc:creator>
    <meta:editing-duration>P6DT2H41M59S</meta:editing-duration>
    <meta:editing-cycles>548</meta:editing-cycles>
    <meta:generator>LibreOffice/4.2.8.2$Linux_X86_64 LibreOffice_project/420m0$Build-2</meta:generator>
    <meta:document-statistic meta:table-count="0" meta:image-count="1" meta:object-count="0" meta:page-count="6" meta:paragraph-count="23" meta:word-count="840" meta:character-count="5336" meta:non-whitespace-character-count="4414"/>
  </office:meta>
</office:document-meta>
</file>